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Delivery.calcTotalAttempts( ArrayList delay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ay.setAttempt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logSendFailedException( SendFailedException sf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moteDelivery.init(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Delay.get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ay.getDelay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DelayFilter.accept( String key , String state , long lastUpdated , String error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moteDelivery.getNextDelay( int retry_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Delivery.failMessage( Mail mail , Exception ex , boolean perman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emoteDelivery.getMai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deliver( Mail mail , Session session )</text:p>
          </table:table-cell>
          <table:table-cell office:value-type="float" office:value="62">
            <text:p text:style-name="Table_20_Contents">62</text:p>
          </table:table-cell>
          <table:table-cell office:value-type="float" office:value="42">
            <text:p text:style-name="Table_20_Contents">42</text:p>
          </table:table-cell>
          <table:table-cell office:value-type="float" office:value="246">
            <text:p text:style-name="Table_20_Contents">246</text:p>
          </table:table-cell>
        </table:table-row>
        <table:table-row>
          <table:table-cell office:value-type="string">
            <text:p text:style-name="Table_20_Contents">RemoteDelivery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Delivery.service( Mail mai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moteDelivery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eDelayFilter.getWait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Delivery.invokeGetter( Object target , String get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Delivery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getGatewaySMTPHostAddresses( final Collection gatewayServ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moteDelivery.hasNextAdd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exceptionToLogString( Exception 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lay.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moteDelivery.obtainSession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convertTo7Bit( MimePart p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lay.Delay( String init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la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Delivery.bounce( Mail mail , Exception 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emoteDelivery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Delivery.expandDelays( Array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Delivery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8">
            <text:p text:style-name="Table_20_Contents">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